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7D6000004F7432754C7.svm"/>
  <manifest:file-entry manifest:media-type="" manifest:full-path="Pictures/20000007000048A9000048DEE75489BF.svm"/>
  <manifest:file-entry manifest:media-type="" manifest:full-path="Pictures/200000070000480A000004F7EE6A042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2"/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L2" style:master-page-name="">
      <style:paragraph-properties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 style:list-style-name="L2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ff Hildebrandt</text:p>
      <text:p text:style-name="Standard">CAP 6675 – Complex Adaptive Systems</text:p>
      <text:p text:style-name="Standard">Fall 2017</text:p>
      <text:p text:style-name="Standard">Homework 1</text:p>
      <text:p text:style-name="Standard"/>
      <text:p text:style-name="P1">2.1 Part 1</text:p>
      <text:p text:style-name="Standard"/>
      <text:list xml:id="list6051414670963084418" text:style-name="L2">
        <text:list-item>
          <text:p text:style-name="P2">The neighborhood I chose consists of the inner 8 cells (inner-neighbors) around a cell as well as the outer 16 cells (outer-neighbors) surrounding a cell. <text:s/>If the living cells in the outer-neighbors are larger than the living cells inner-neighbors then the cell dies, otherwise a new cell is created in the neighborhood 5 cells up. <text:s/>These rules are to simulate if every town wanted to prevent overpopulation by giving their newborns to their adjacent town. <text:s/>This results in every town having to kill off some of their population to make room for all the newborns. <text:s/>It creates an orderly system where there's never more than 8 living cells in a single neighborhood.</text:p>
          <text:p text:style-name="P2"/>
        </text:list-item>
        <text:list-item>
          <text:p text:style-name="P4">There are static objects in the system, but they depend on the entire system of living cells being being horizontal bars with width of either 1 or 2. <text:s/>Under these conditions the neighborhoods are always creating and killing cells in the same locations.</text:p>
          <text:p text:style-name="P6"><draw:frame draw:style-name="fr1" draw:name="graphics1" text:anchor-type="paragraph" svg:width="2.5673in" svg:height="2.3335in" draw:z-index="0"><draw:image xlink:href="Pictures/20000007000048A9000048DEE75489BF.svm" xlink:type="simple" xlink:show="embed" xlink:actuate="onLoad"/></draw:frame></text:p>
        </text:list-item>
        <text:list-item>
          <text:p text:style-name="P6">There are periodic objects in the system. <text:s/>They exist when there are two rows that both aren't horizontal bars. <text:s/>In this state the rows that aren't horizontal bars have one neighborhood that isn't in equilibrium. <text:s/>That one row periodically appears and moves to the right.</text:p>
          <text:p text:style-name="P6"/>
          <text:p text:style-name="P6"><draw:frame draw:style-name="fr2" draw:name="graphics2" text:anchor-type="paragraph" svg:width="6.6752in" svg:height="0.4598in" draw:z-index="1"><draw:image xlink:href="Pictures/200000070000480A000004F7EE6A0425.svm" xlink:type="simple" xlink:show="embed" xlink:actuate="onLoad"/></draw:frame></text:p>
        </text:list-item>
      </text:list>
      <text:p text:style-name="P5"><draw:frame draw:style-name="fr1" draw:name="graphics3" text:anchor-type="paragraph" svg:width="6.6902in" svg:height="0.4783in" draw:z-index="2"><draw:image xlink:href="Pictures/20000007000047D6000004F7432754C7.svm" xlink:type="simple" xlink:show="embed" xlink:actuate="onLoad"/></draw:frame></text:p>
      <text:p text:style-name="P5"/>
      <text:list xml:id="list29423015" text:continue-numbering="true" text:style-name="L2">
        <text:list-item>
          <text:p text:style-name="P6">There weren't any moving objects in the system. <text:s/>The reason I believe this is because once the potential moving object moves into a different neighborhood, that neighborhood's outer-neighborhood becomes too populated and the cells di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ff Hildebrandt</meta:initial-creator>
    <meta:creation-date>2017-08-26T10:45:42</meta:creation-date>
    <meta:editing-duration>P15824DT17H31M44S</meta:editing-duration>
    <meta:document-statistic meta:table-count="0" meta:image-count="3" meta:object-count="0" meta:page-count="1" meta:paragraph-count="9" meta:word-count="254" meta:character-count="1510"/>
    <dc:date>2017-08-27T09:23:25.73</dc:date>
    <dc:creator>Jeff Hildebrandt</dc:creator>
    <meta:generator>OpenOffice/4.1.3$Win32 OpenOffice.org_project/413m1$Build-9783</meta:generator>
  </office:meta>
</office:document-meta>
</file>